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644" officeooo:paragraph-rsid="00157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récupérer boulot sur la branche, quand d'autre ont commité et que donc en local on n'est pas à jour : 2 possibilités :</text:p>
      <text:p text:style-name="P1">1) <text:tab/>-git stash</text:p>
      <text:p text:style-name="P1"><text:tab/>-git pull –rebase</text:p>
      <text:p text:style-name="P1"><text:tab/>-git stash apply</text:p>
      <text:p text:style-name="P1"/>
      <text:p text:style-name="P1">2)<text:tab/>-git stash</text:p>
      <text:p text:style-name="P1"><text:tab/>-git fetch</text:p>
      <text:p text:style-name="P1"><text:tab/>-git merge</text:p>
      <text:p text:style-name="P1"/>
      <text:p text:style-name="P1">la 1ere est à préfé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6:22:36.384478249</meta:creation-date>
    <dc:date>2014-11-14T16:24:16.706285155</dc:date>
    <meta:editing-duration>P0D</meta:editing-duration>
    <meta:editing-cycles>1</meta:editing-cycles>
    <meta:document-statistic meta:table-count="0" meta:image-count="0" meta:object-count="0" meta:page-count="1" meta:paragraph-count="8" meta:word-count="45" meta:character-count="230" meta:non-whitespace-character-count="188"/>
    <meta:generator>LibreOffice/4.2.7.2$Linux_x86 LibreOffice_project/420m0$Build-2</meta:generator>
  </office:meta>
</office:document-meta>
</file>